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68cm"/>
    </style:style>
    <style:style style:name="co2" style:family="table-column">
      <style:table-column-properties fo:break-before="auto" style:column-width="3.119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13.818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5.493cm"/>
    </style:style>
    <style:style style:name="co8" style:family="table-column">
      <style:table-column-properties fo:break-before="auto" style:column-width="5.129cm"/>
    </style:style>
    <style:style style:name="co9" style:family="table-column">
      <style:table-column-properties fo:break-before="auto" style:column-width="4.493cm"/>
    </style:style>
    <style:style style:name="co10" style:family="table-column">
      <style:table-column-properties fo:break-before="auto" style:column-width="6.128cm"/>
    </style:style>
    <style:style style:name="co11" style:family="table-column">
      <style:table-column-properties fo:break-before="auto" style:column-width="16.161cm"/>
    </style:style>
    <style:style style:name="co12" style:family="table-column">
      <style:table-column-properties fo:break-before="auto" style:column-width="16.251cm"/>
    </style:style>
    <style:style style:name="co13" style:family="table-column">
      <style:table-column-properties fo:break-before="auto" style:column-width="6.83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228cm" fo:break-before="auto" style:use-optimal-row-height="fals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1.196cm" fo:break-before="auto" style:use-optimal-row-height="true"/>
    </style:style>
    <style:style style:name="ro6" style:family="table-row">
      <style:table-row-properties style:row-height="1.961cm" fo:break-before="auto" style:use-optimal-row-height="true"/>
    </style:style>
    <style:style style:name="ro7" style:family="table-row">
      <style:table-row-properties style:row-height="3.544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port-CharRan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equivalent_candidate</text:p>
          </table:table-cell>
          <table:table-cell table:style-name="ce1" office:value-type="string" calcext:value-type="string">
            <text:p>total_survived_suites</text:p>
          </table:table-cell>
          <table:table-cell table:style-name="ce1" office:value-type="string" calcext:value-type="string">
            <text:p>total_killed_suites</text:p>
          </table:table-cell>
          <table:table-cell table:style-name="ce1" office:value-type="string" calcext:value-type="string">
            <text:p>total_no_coverage_suites</text:p>
          </table:table-cell>
          <table:table-cell table:style-name="ce3" office:value-type="string" calcext:value-type="string">
            <text:p>killed_by_suites</text:p>
          </table:table-cell>
          <table:table-cell table:style-name="ce3" office:value-type="string" calcext:value-type="string">
            <text:p>survived_in_suites</text:p>
          </table:table-cell>
          <table:table-cell table:style-name="ce3" office:value-type="string" calcext:value-type="string">
            <text:p>no_coverage_suites</text:p>
          </table:table-cell>
        </table:table-row>
        <table:table-row table:style-name="ro2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01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RangeGrok_FS5Test, CharRangeGrok_ZS5Test, CharRangeLlama_ZS2Test, CharRangeQwen_OS3Test, CharRangeQwen_ZS4Test</text:p>
          </table:table-cell>
          <table:table-cell table:style-name="ce4" office:value-type="string" calcext:value-type="string">
            <text:p>CharRangeGrok_COC2Test, CharRangeGrok_COC3Test, CharRangeGrok_FS1Test, CharRangeGrok_OS2Test, CharRangeGrok_POT3Test, CharRangeGrok_POT4Test, CharRangeGrok_POT5Test, CharRangeLlama_FS1Test, CharRangeLlama_ZS3Test, CharRangeQwen_POT5Test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02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RangeGrok_FS5Test, CharRangeGrok_ZS5Test, CharRangeLlama_ZS2Test, CharRangeQwen_OS3Test, CharRangeQwen_ZS4Test</text:p>
          </table:table-cell>
          <table:table-cell table:style-name="ce4" office:value-type="string" calcext:value-type="string">
            <text:p>CharRangeGrok_COC2Test, CharRangeGrok_COC3Test, CharRangeGrok_FS1Test, CharRangeGrok_OS2Test, CharRangeGrok_POT3Test, CharRangeGrok_POT4Test, CharRangeGrok_POT5Test, CharRangeLlama_FS1Test, CharRangeLlama_ZS3Test, CharRangeQwen_POT5Test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3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03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harRangeQwen_OS3Test</text:p>
          </table:table-cell>
          <table:table-cell table:style-name="ce4" office:value-type="string" calcext:value-type="string">
            <text:p>CharRangeGrok_COC2Test, CharRangeGrok_COC3Test, CharRangeGrok_FS1Test, CharRangeGrok_FS5Test, CharRangeGrok_OS2Test, CharRangeGrok_POT3Test, CharRangeGrok_POT4Test, CharRangeGrok_POT5Test, CharRangeGrok_ZS5Test, CharRangeLlama_FS1Test, CharRangeLlama_ZS2Test, CharRangeQwen_POT5Test, CharRangeQwen_ZS4Test</text:p>
          </table:table-cell>
          <table:table-cell table:style-name="ce4" office:value-type="string" calcext:value-type="string">
            <text:p>CharRangeLlama_ZS3Test</text:p>
          </table:table-cell>
        </table:table-row>
        <table:table-row table:style-name="ro4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04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harRangeQwen_OS3Test</text:p>
          </table:table-cell>
          <table:table-cell table:style-name="ce4" office:value-type="string" calcext:value-type="string">
            <text:p>CharRangeGrok_COC2Test, CharRangeGrok_COC3Test, CharRangeGrok_FS1Test, CharRangeGrok_FS5Test, CharRangeGrok_OS2Test, CharRangeGrok_POT3Test, CharRangeGrok_POT4Test, CharRangeGrok_POT5Test, CharRangeGrok_ZS5Test, CharRangeLlama_FS1Test, CharRangeLlama_ZS2Test, CharRangeQwen_POT5Test, CharRangeQwen_ZS4Test</text:p>
          </table:table-cell>
          <table:table-cell table:style-name="ce4" office:value-type="string" calcext:value-type="string">
            <text:p>CharRangeLlama_ZS3Test</text:p>
          </table:table-cell>
        </table:table-row>
        <table:table-row table:style-name="ro5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05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RangeGrok_FS5Test, CharRangeGrok_OS2Test, CharRangeGrok_ZS5Test, CharRangeLlama_FS1Test, CharRangeLlama_ZS2Test, CharRangeLlama_ZS3Test, CharRangeQwen_OS3Test, CharRangeQwen_ZS4Test</text:p>
          </table:table-cell>
          <table:table-cell table:style-name="ce4" office:value-type="string" calcext:value-type="string">
            <text:p>CharRangeGrok_COC2Test, CharRangeGrok_COC3Test, CharRangeGrok_FS1Test, CharRangeGrok_POT3Test, CharRangeGrok_POT4Test, CharRangeGrok_POT5Test, CharRangeQwen_POT5Test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5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06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RangeGrok_FS5Test, CharRangeGrok_OS2Test, CharRangeGrok_ZS5Test, CharRangeLlama_FS1Test, CharRangeLlama_ZS2Test, CharRangeLlama_ZS3Test, CharRangeQwen_OS3Test, CharRangeQwen_ZS4Test</text:p>
          </table:table-cell>
          <table:table-cell table:style-name="ce4" office:value-type="string" calcext:value-type="string">
            <text:p>CharRangeGrok_COC2Test, CharRangeGrok_COC3Test, CharRangeGrok_FS1Test, CharRangeGrok_POT3Test, CharRangeGrok_POT4Test, CharRangeGrok_POT5Test, CharRangeQwen_POT5Test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6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07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RangeGrok_COC2Test, CharRangeGrok_COC3Test, CharRangeGrok_FS1Test, CharRangeGrok_FS5Test, CharRangeGrok_OS2Test, CharRangeGrok_POT3Test, CharRangeGrok_POT4Test, CharRangeGrok_POT5Test, CharRangeGrok_ZS5Test, CharRangeLlama_FS1Test, CharRangeLlama_ZS2Test, CharRangeLlama_ZS3Test, CharRangeQwen_OS3Test, CharRangeQwen_POT5Test, CharRangeQwen_ZS4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7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08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RangeGrok_COC2Test, CharRangeGrok_COC3Test, CharRangeGrok_FS1Test, CharRangeGrok_FS5Test, CharRangeGrok_OS2Test, CharRangeGrok_POT3Test, CharRangeGrok_POT4Test, CharRangeGrok_POT5Test, CharRangeGrok_ZS5Test, CharRangeLlama_FS1Test, CharRangeLlama_ZS2Test, CharRangeLlama_ZS3Test, CharRangeQwen_OS3Test, CharRangeQwen_POT5Test, CharRangeQwen_ZS4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6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09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RangeGrok_COC2Test, CharRangeGrok_COC3Test, CharRangeGrok_FS1Test, CharRangeGrok_FS5Test, CharRangeGrok_OS2Test, CharRangeGrok_POT3Test, CharRangeGrok_POT4Test, CharRangeGrok_POT5Test, CharRangeGrok_ZS5Test, CharRangeLlama_ZS2Test, CharRangeLlama_ZS3Test, CharRangeQwen_OS3Test, CharRangeQwen_POT5Test, CharRangeQwen_ZS4Test</text:p>
          </table:table-cell>
          <table:table-cell table:style-name="ce4" office:value-type="string" calcext:value-type="string">
            <text:p>CharRangeLlama_FS1Test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6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10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RangeGrok_COC2Test, CharRangeGrok_COC3Test, CharRangeGrok_FS1Test, CharRangeGrok_FS5Test, CharRangeGrok_OS2Test, CharRangeGrok_POT3Test, CharRangeGrok_POT4Test, CharRangeGrok_POT5Test, CharRangeGrok_ZS5Test, CharRangeLlama_ZS2Test, CharRangeLlama_ZS3Test, CharRangeQwen_OS3Test, CharRangeQwen_POT5Test, CharRangeQwen_ZS4Test</text:p>
          </table:table-cell>
          <table:table-cell table:style-name="ce4" office:value-type="string" calcext:value-type="string">
            <text:p>CharRangeLlama_FS1Test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6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11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RangeGrok_COC2Test, CharRangeGrok_COC3Test, CharRangeGrok_FS1Test, CharRangeGrok_FS5Test, CharRangeGrok_OS2Test, CharRangeGrok_POT3Test, CharRangeGrok_POT4Test, CharRangeGrok_POT5Test, CharRangeGrok_ZS5Test, CharRangeLlama_ZS2Test, CharRangeLlama_ZS3Test, CharRangeQwen_OS3Test, CharRangeQwen_POT5Test, CharRangeQwen_ZS4Test</text:p>
          </table:table-cell>
          <table:table-cell table:style-name="ce4" office:value-type="string" calcext:value-type="string">
            <text:p>CharRangeLlama_FS1Test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6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12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harRangeGrok_COC2Test, CharRangeGrok_COC3Test, CharRangeGrok_FS1Test, CharRangeGrok_FS5Test, CharRangeGrok_OS2Test, CharRangeGrok_POT3Test, CharRangeGrok_POT4Test, CharRangeGrok_POT5Test, CharRangeGrok_ZS5Test, CharRangeLlama_FS1Test, CharRangeLlama_ZS2Test, CharRangeQwen_OS3Test, CharRangeQwen_POT5Test, CharRangeQwen_ZS4Test</text:p>
          </table:table-cell>
          <table:table-cell table:style-name="ce4" office:value-type="string" calcext:value-type="string">
            <text:p>CharRangeLlama_ZS2Test</text:p>
          </table:table-cell>
          <table:table-cell table:style-name="ce4" office:value-type="string" calcext:value-type="string">
            <text:p>CharRangeLlama_ZS3Test</text:p>
          </table:table-cell>
        </table:table-row>
        <table:table-row table:style-name="ro6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13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harRangeGrok_COC2Test, CharRangeGrok_COC3Test, CharRangeGrok_FS1Test, CharRangeGrok_FS5Test, CharRangeGrok_OS2Test, CharRangeGrok_POT3Test, CharRangeGrok_POT4Test, CharRangeGrok_POT5Test, CharRangeGrok_ZS5Test, CharRangeLlama_FS1Test, CharRangeLlama_ZS2Test, CharRangeQwen_OS3Test, CharRangeQwen_POT5Test, CharRangeQwen_ZS4Test</text:p>
          </table:table-cell>
          <table:table-cell table:style-name="ce4" office:value-type="string" calcext:value-type="string">
            <text:p>CharRangeLlama_ZS2Test</text:p>
          </table:table-cell>
          <table:table-cell table:style-name="ce4" office:value-type="string" calcext:value-type="string">
            <text:p>CharRangeLlama_ZS3Test</text:p>
          </table:table-cell>
        </table:table-row>
        <table:table-row table:style-name="ro6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14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RangeGrok_COC2Test, CharRangeGrok_COC3Test, CharRangeGrok_FS1Test, CharRangeGrok_FS5Test, CharRangeGrok_OS2Test, CharRangeGrok_POT3Test, CharRangeGrok_POT4Test, CharRangeGrok_POT5Test, CharRangeGrok_ZS5Test, CharRangeLlama_FS1Test, CharRangeLlama_ZS2Test, CharRangeLlama_ZS3Test, CharRangeQwen_OS3Test, CharRangeQwen_POT5Test, CharRangeQwen_ZS4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6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15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RangeGrok_COC2Test, CharRangeGrok_COC3Test, CharRangeGrok_FS1Test, CharRangeGrok_FS5Test, CharRangeGrok_OS2Test, CharRangeGrok_POT3Test, CharRangeGrok_POT4Test, CharRangeGrok_POT5Test, CharRangeGrok_ZS5Test, CharRangeLlama_ZS3Test, CharRangeQwen_OS3Test, CharRangeQwen_POT5Test, CharRangeQwen_ZS4Test</text:p>
          </table:table-cell>
          <table:table-cell table:style-name="ce4" office:value-type="string" calcext:value-type="string">
            <text:p>CharRangeLlama_FS1Test, CharRangeLlama_ZS2Test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6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16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RangeGrok_COC2Test, CharRangeGrok_COC3Test, CharRangeGrok_FS1Test, CharRangeGrok_FS5Test, CharRangeGrok_OS2Test, CharRangeGrok_POT3Test, CharRangeGrok_POT4Test, CharRangeGrok_POT5Test, CharRangeGrok_ZS5Test, CharRangeLlama_ZS3Test, CharRangeQwen_OS3Test, CharRangeQwen_POT5Test, CharRangeQwen_ZS4Test</text:p>
          </table:table-cell>
          <table:table-cell table:style-name="ce4" office:value-type="string" calcext:value-type="string">
            <text:p>CharRangeLlama_FS1Test, CharRangeLlama_ZS2Test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6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17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RangeGrok_COC2Test, CharRangeGrok_COC3Test, CharRangeGrok_FS1Test, CharRangeGrok_FS5Test, CharRangeGrok_OS2Test, CharRangeGrok_POT3Test, CharRangeGrok_POT4Test, CharRangeGrok_POT5Test, CharRangeGrok_ZS5Test, CharRangeLlama_FS1Test, CharRangeLlama_ZS2Test, CharRangeLlama_ZS3Test, CharRangeQwen_OS3Test, CharRangeQwen_POT5Test, CharRangeQwen_ZS4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6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18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RangeGrok_COC2Test, CharRangeGrok_COC3Test, CharRangeGrok_FS1Test, CharRangeGrok_FS5Test, CharRangeGrok_OS2Test, CharRangeGrok_POT3Test, CharRangeGrok_POT4Test, CharRangeGrok_POT5Test, CharRangeGrok_ZS5Test, CharRangeLlama_FS1Test, CharRangeLlama_ZS2Test, CharRangeLlama_ZS3Test, CharRangeQwen_OS3Test, CharRangeQwen_POT5Test, CharRangeQwen_ZS4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6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19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returns.BooleanTrueReturnVals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RangeGrok_COC3Test, CharRangeGrok_FS1Test, CharRangeGrok_FS5Test, CharRangeGrok_OS2Test, CharRangeGrok_POT3Test, CharRangeGrok_POT4Test, CharRangeGrok_POT5Test, CharRangeGrok_ZS5Test, CharRangeLlama_FS1Test, CharRangeLlama_ZS3Test, CharRangeQwen_OS3Test, CharRangeQwen_POT5Test, CharRangeQwen_ZS4Test</text:p>
          </table:table-cell>
          <table:table-cell table:style-name="ce4" office:value-type="string" calcext:value-type="string">
            <text:p>CharRangeGrok_COC2Test, CharRangeLlama_ZS2Test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20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returns.BooleanTrueReturnVals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harRangeGrok_COC3Test, CharRangeGrok_FS1Test, CharRangeGrok_FS5Test, CharRangeGrok_OS2Test, CharRangeGrok_POT3Test, CharRangeGrok_POT4Test, CharRangeGrok_POT5Test, CharRangeGrok_ZS5Test, CharRangeLlama_FS1Test, CharRangeQwen_OS3Test, CharRangeQwen_POT5Test, CharRangeQwen_ZS4Test</text:p>
          </table:table-cell>
          <table:table-cell table:style-name="ce4" office:value-type="string" calcext:value-type="string">
            <text:p>CharRangeGrok_COC2Test, CharRangeLlama_ZS2Test</text:p>
          </table:table-cell>
          <table:table-cell table:style-name="ce4" office:value-type="string" calcext:value-type="string">
            <text:p>CharRangeLlama_ZS3Test</text:p>
          </table:table-cell>
        </table:table-row>
        <table:table-row table:style-name="ro6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21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returns.BooleanTrueReturnVals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RangeGrok_COC3Test, CharRangeGrok_FS1Test, CharRangeGrok_FS5Test, CharRangeGrok_OS2Test, CharRangeGrok_POT3Test, CharRangeGrok_POT4Test, CharRangeGrok_POT5Test, CharRangeGrok_ZS5Test, CharRangeLlama_FS1Test, CharRangeLlama_ZS2Test, CharRangeLlama_ZS3Test, CharRangeQwen_OS3Test, CharRangeQwen_POT5Test, CharRangeQwen_ZS4Test</text:p>
          </table:table-cell>
          <table:table-cell table:style-name="ce4" office:value-type="string" calcext:value-type="string">
            <text:p>CharRangeGrok_COC2Test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6">
          <table:table-cell table:style-name="ce2" office:value-type="string" calcext:value-type="string">
            <text:p>CharRange</text:p>
          </table:table-cell>
          <table:table-cell table:style-name="ce2" office:value-type="string" calcext:value-type="string">
            <text:p>M022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returns.BooleanTrueReturnValsMutator</text:p>
          </table:table-cell>
          <table:table-cell table:style-name="ce2" office:value-type="string" calcext:value-type="string">
            <text:p>contains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RangeGrok_COC3Test, CharRangeGrok_FS1Test, CharRangeGrok_FS5Test, CharRangeGrok_OS2Test, CharRangeGrok_POT3Test, CharRangeGrok_POT4Test, CharRangeGrok_POT5Test, CharRangeGrok_ZS5Test, CharRangeLlama_FS1Test, CharRangeLlama_ZS2Test, CharRangeLlama_ZS3Test, CharRangeQwen_OS3Test, CharRangeQwen_POT5Test, CharRangeQwen_ZS4Test</text:p>
          </table:table-cell>
          <table:table-cell table:style-name="ce4" office:value-type="string" calcext:value-type="string">
            <text:p>CharRangeGrok_COC2Test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8" table:number-rows-repeated="1048552">
          <table:table-cell table:number-columns-repeated="13"/>
        </table:table-row>
        <table:table-row table:style-name="ro8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5T15:38:29.999713223</dc:date>
    <meta:editing-duration>PT2M46S</meta:editing-duration>
    <meta:editing-cycles>2</meta:editing-cycles>
    <meta:generator>LibreOffice/24.2.7.2$Linux_X86_64 LibreOffice_project/420$Build-2</meta:generator>
    <meta:document-statistic meta:table-count="1" meta:cell-count="299" meta:object-count="0"/>
  </office:meta>
</office:document-meta>
</file>